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0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Nodes" table:style-name="ta1">
        <table:table-column table:style-name="co0" table:number-columns-repeated="4" table:default-cell-style-name="Default"/>
        <table:table-row table:style-name="ro1">
          <table:table-cell office:value-type="string" calcext:value-type="string">
            <text:p>nodeName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nodeNumber</text:p>
          </table:table-cell>
          <table:table-cell office:value-type="string" calcext:value-type="string">
            <text:p>nodeGrou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</table:table>
      <table:table table:name="Long_Events" table:style-name="ta1">
        <table:table-column table:style-name="co0" table:number-columns-repeated="4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odeNumber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</table:table>
      <table:table table:name="Short_Events" table:style-name="ta1">
        <table:table-column table:style-name="co0" table:number-columns-repeated="3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</table:table>
      <table:table table:name="Channels" table:style-name="ta1">
        <table:table-column table:style-name="co13" table:default-cell-style-name="Default"/>
        <table:table-column table:style-name="co0" table:number-columns-repeated="3" table:default-cell-style-name="Default"/>
        <table:table-column table:style-name="co14" table:default-cell-style-name="Default"/>
        <table:table-column table:style-name="co0" table:default-cell-style-name="Default"/>
        <table:table-row table:style-name="ro1">
          <table:table-cell office:value-type="string" calcext:value-type="string">
            <text:p>nodeNumber</text:p>
          </table:table-cell>
          <table:table-cell office:value-type="string" calcext:value-type="string">
            <text:p>nodeName</text:p>
          </table:table-cell>
          <table:table-cell office:value-type="string" calcext:value-type="string">
            <text:p>nodeGroup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channelNumber</text:p>
          </table:table-cell>
          <table:table-cell office:value-type="string" calcext:value-type="string">
            <text:p>channel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channel tw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channel fo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9:40:15.08252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3-04T19:40:57.913421100</dc:date>
    <meta:editing-duration>PT1M6S</meta:editing-duration>
    <meta:editing-cycles>2</meta:editing-cycles>
    <meta:document-statistic meta:table-count="4" meta:cell-count="1296" meta:object-count="0"/>
  </office:meta>
</office:document-meta>
</file>